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0000003100F766578.png" manifest:media-type="image/png"/>
  <manifest:file-entry manifest:full-path="Pictures/1000000100000200000002000BB63F0E.png" manifest:media-type="image/png"/>
  <manifest:file-entry manifest:full-path="Pictures/100000010000020000000200D779192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20" style:family="graphic" style:parent-style-name="standard">
      <style:graphic-properties draw:stroke="none" draw:fill="none" fo:min-height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cm" svg:y1="6.75cm" svg:x2="15cm" svg:y2="10cm">
          <text:p/>
        </draw:line>
        <draw:line draw:style-name="gr2" draw:text-style-name="P1" draw:layer="layout" svg:x1="15cm" svg:y1="6cm" svg:x2="15cm" svg:y2="10cm">
          <text:p/>
        </draw:line>
        <draw:line draw:style-name="gr2" draw:text-style-name="P1" draw:layer="layout" svg:x1="21cm" svg:y1="10cm" svg:x2="15cm" svg:y2="10cm">
          <text:p/>
        </draw:line>
        <draw:g draw:style-name="gr3">
          <draw:custom-shape draw:style-name="gr4" draw:text-style-name="P2" draw:layer="layout" svg:width="1.25cm" svg:height="0.885cm" svg:x="20.875cm" svg:y="9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5" draw:text-style-name="P3" draw:layer="layout" svg:width="1.002cm" svg:height="0.632cm" svg:x="20.999cm" svg:y="9.38cm">
            <text:p/>
          </draw:rect>
          <draw:custom-shape draw:style-name="gr6" draw:text-style-name="P2" draw:layer="layout" svg:width="1.5cm" svg:height="0.379cm" svg:x="20.75cm" svg:y="10.1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2" draw:layer="layout" svg:width="1.25cm" svg:height="0.192cm" svg:x="20.875cm" svg:y="10.1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4.5cm" svg:y1="10cm" svg:x2="8.5cm" svg:y2="10cm">
          <text:p/>
        </draw:line>
        <draw:frame draw:style-name="gr8" draw:text-style-name="P1" draw:layer="layout" svg:width="2.25cm" svg:height="2.25cm" svg:x="13.75cm" svg:y="8.75cm">
          <draw:image xlink:href="Pictures/100000010000020000000200D779192A.png" xlink:type="simple" xlink:show="embed" xlink:actuate="onLoad" draw:mime-type="image/png">
            <text:p/>
          </draw:image>
        </draw:frame>
        <draw:g draw:style-name="gr3">
          <draw:custom-shape draw:style-name="gr9" draw:text-style-name="P2" draw:layer="layout" svg:width="1.25cm" svg:height="0.885cm" svg:x="7.375cm" svg:y="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0" draw:text-style-name="P3" draw:layer="layout" svg:width="1.002cm" svg:height="0.632cm" svg:x="7.499cm" svg:y="9.376cm">
            <text:p/>
          </draw:rect>
          <draw:custom-shape draw:style-name="gr11" draw:text-style-name="P2" draw:layer="layout" svg:width="1.5cm" svg:height="0.379cm" svg:x="7.25cm" svg:y="10.11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2" draw:layer="layout" svg:width="1.25cm" svg:height="0.192cm" svg:x="7.375cm" svg:y="10.1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13" draw:text-style-name="P2" draw:layer="layout" svg:width="1.25cm" svg:height="0.885cm" svg:x="14.37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4" draw:text-style-name="P3" draw:layer="layout" svg:width="1.002cm" svg:height="0.632cm" svg:x="14.499cm" svg:y="5.126cm">
            <text:p/>
          </draw:rect>
          <draw:custom-shape draw:style-name="gr15" draw:text-style-name="P2" draw:layer="layout" svg:width="1.5cm" svg:height="0.379cm" svg:x="14.25cm" svg:y="5.86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2" draw:layer="layout" svg:width="1.25cm" svg:height="0.192cm" svg:x="14.375cm" svg:y="5.9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" draw:text-style-name="P5" draw:layer="layout" svg:width="7.25cm" svg:height="2.147cm" svg:x="9cm" svg:y="13.75cm">
          <draw:text-box>
            <text:p text:style-name="P4"><text:span text:style-name="T1">Server.py</text:span><text:span text:style-name="T1"><text:line-break/></text:span><text:span text:style-name="T1">Socket TCP</text:span></text:p>
            <text:p text:style-name="P4"><text:span text:style-name="T1">Écoute sur 192.168.0.254:61000</text:span></text:p>
          </draw:text-box>
        </draw:frame>
        <draw:frame draw:style-name="gr18" draw:text-style-name="P6" draw:layer="layout" svg:width="1.748cm" svg:height="1.748cm" svg:x="11.75cm" svg:y="12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1" draw:layer="layout" svg:x1="13cm" svg:y1="12.25cm" svg:x2="14.15cm" svg:y2="10.9cm">
          <text:p/>
        </draw:line>
        <draw:line draw:style-name="gr19" draw:text-style-name="P1" draw:layer="layout" svg:x1="16.15cm" svg:y1="12.5cm" svg:x2="15.15cm" svg:y2="11cm">
          <text:p/>
        </draw:line>
        <draw:frame draw:style-name="gr18" draw:text-style-name="P6" draw:layer="layout" svg:width="4.57cm" svg:height="3.499cm" svg:x="14.95cm" svg:y="11.05cm">
          <draw:image xlink:href="Pictures/1000000100000400000003100F766578.png" xlink:type="simple" xlink:show="embed" xlink:actuate="onLoad" draw:mime-type="image/png">
            <text:p/>
          </draw:image>
        </draw:frame>
        <draw:frame draw:style-name="gr18" draw:text-style-name="P6" draw:layer="layout" svg:width="1.748cm" svg:height="1.748cm" svg:x="3.55cm" svg:y="6.15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1" draw:layer="layout" svg:x1="5cm" svg:y1="7.5cm" svg:x2="7cm" svg:y2="9.5cm">
          <text:p/>
        </draw:line>
        <draw:frame draw:style-name="gr20" draw:text-style-name="P1" draw:layer="layout" svg:width="3.224cm" svg:height="0.75cm" svg:x="2.75cm" svg:y="5.55cm">
          <draw:text-box>
            <text:p text:style-name="P6"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.</text:span><text:span text:style-name="T1">p</text:span><text:span text:style-name="T1">y</text:span></text:p>
          </draw:text-box>
        </draw:frame>
        <draw:frame draw:style-name="gr20" draw:text-style-name="P1" draw:layer="layout" svg:width="3.224cm" svg:height="0.75cm" svg:x="13.776cm" svg:y="2.4cm">
          <draw:text-box>
            <text:p text:style-name="P6"><text:span text:style-name="T1">Client.</text:span><text:span text:style-name="T1">py</text:span></text:p>
          </draw:text-box>
        </draw:frame>
        <draw:frame draw:style-name="gr18" draw:text-style-name="P6" draw:layer="layout" svg:width="1.748cm" svg:height="1.748cm" svg:x="12.75cm" svg:y="2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1" draw:layer="layout" svg:x1="15cm" svg:y1="3.25cm" svg:x2="15cm" svg:y2="4.75cm">
          <text:p/>
        </draw:line>
        <draw:frame draw:style-name="gr18" draw:text-style-name="P6" draw:layer="layout" svg:width="1.748cm" svg:height="1.748cm" svg:x="23.3cm" svg:y="5.9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1" draw:layer="layout" svg:x1="23.75cm" svg:y1="7.5cm" svg:x2="22.25cm" svg:y2="9.25cm">
          <text:p/>
        </draw:line>
        <draw:frame draw:style-name="gr20" draw:text-style-name="P1" draw:layer="layout" svg:width="3.224cm" svg:height="0.75cm" svg:x="22.5cm" svg:y="5.3cm">
          <draw:text-box>
            <text:p text:style-name="P6"><text:span text:style-name="T1">Cli</text:span><text:span text:style-name="T1">en</text:span><text:span text:style-name="T1">t.p</text:span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11:53.717909643</meta:creation-date>
    <dc:date>2024-01-20T14:55:22.264674201</dc:date>
    <meta:editing-duration>PT43M22S</meta:editing-duration>
    <meta:editing-cycles>11</meta:editing-cycles>
    <meta:generator>LibreOffice/7.6.4.1$Linux_X86_64 LibreOffice_project/e19e193f88cd6c0525a17fb7a176ed8e6a3e2aa1</meta:generator>
    <meta:document-statistic meta:object-count="34"/>
  </office:meta>
</office:document-meta>
</file>